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174cm" fo:min-width="0cm" fo:wrap-option="wrap" loext:decorative="false"/>
    </style:style>
    <style:style style:name="gr3" style:family="graphic" style:parent-style-name="objectwithoutfill">
      <style:graphic-properties draw:marker-end="Extrémités_20_de_20_flèche_20_2" draw:fill="none" draw:textarea-vertical-align="middle" loext:decorative="false"/>
    </style:style>
    <style:style style:name="gr4" style:family="graphic" style:parent-style-name="objectwithoutfill">
      <style:graphic-properties draw:marker-end="Extrémités_20_de_20_flèche_20_4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275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cm" fo:min-width="0cm" loext:decorative="false"/>
    </style:style>
    <style:style style:name="gr7" style:family="graphic" style:parent-style-name="standard">
      <style:graphic-properties draw:marker-start="Extrémités_20_de_20_flèche_20_6" draw:marker-start-width="0.3cm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075cm" loext:decorative="false"/>
      <style:paragraph-properties style:writing-mode="lr-tb"/>
    </style:style>
    <style:style style:name="gr9" style:family="graphic" style:parent-style-name="standard">
      <style:graphic-properties draw:marker-start="Extrémités_20_de_20_flèche_20_8" draw:marker-start-width="0.3cm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11" style:family="graphic" style:parent-style-name="standard">
      <style:graphic-properties draw:marker-start="Extrémités_20_de_20_flèche_20_11" draw:marker-start-width="0.3cm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164cm" fo:min-width="0.119cm" loext:decorative="false"/>
    </style:style>
    <style:style style:name="gr14" style:family="graphic" style:parent-style-name="standard">
      <style:graphic-properties draw:marker-start="Extrémités_20_de_20_flèche_20_12" draw:marker-start-width="0.3cm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625cm" loext:decorative="false"/>
      <style:paragraph-properties style:writing-mode="lr-tb"/>
    </style:style>
    <style:style style:name="gr16" style:family="graphic" style:parent-style-name="standard">
      <style:graphic-properties draw:marker-start="Extrémités_20_de_20_flèche_20_13" draw:marker-start-width="0.3cm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175cm" loext:decorative="false"/>
      <style:paragraph-properties style:writing-mode="lr-tb"/>
    </style:style>
    <style:style style:name="gr18" style:family="graphic" style:parent-style-name="objectwithoutfill">
      <style:graphic-properties draw:marker-end="Extrémités_20_de_20_flèche_20_14" draw:fill="none" draw:textarea-vertical-align="middle" loext:decorative="false"/>
    </style:style>
    <style:style style:name="co1" style:family="table-column">
      <style:table-column-properties style:column-width="2.871cm" style:use-optimal-column-width="false"/>
    </style:style>
    <style:style style:name="co2" style:family="table-column">
      <style:table-column-properties style:column-width="4.548cm" style:use-optimal-column-width="false"/>
    </style:style>
    <style:style style:name="co3" style:family="table-column">
      <style:table-column-properties style:column-width="3.844cm" style:use-optimal-column-width="false"/>
    </style:style>
    <style:style style:name="co4" style:family="table-column">
      <style:table-column-properties style:column-width="3.171cm" style:use-optimal-column-width="false"/>
    </style:style>
    <style:style style:name="co5" style:family="table-column">
      <style:table-column-properties style:column-width="2.114cm" style:use-optimal-column-width="false"/>
    </style:style>
    <style:style style:name="co6" style:family="table-column">
      <style:table-column-properties style:column-width="1.559cm" style:use-optimal-column-width="false"/>
    </style:style>
    <style:style style:name="co7" style:family="table-column">
      <style:table-column-properties style:column-width="1.626cm" style:use-optimal-column-width="false"/>
    </style:style>
    <style:style style:name="co8" style:family="table-column">
      <style:table-column-properties style:column-width="2.22cm" style:use-optimal-column-width="false"/>
    </style:style>
    <style:style style:name="co9" style:family="table-column">
      <style:table-column-properties style:column-width="2.528cm" style:use-optimal-column-width="false"/>
    </style:style>
    <style:style style:name="co10" style:family="table-column">
      <style:table-column-properties style:column-width="1.738cm" style:use-optimal-column-width="false"/>
    </style:style>
    <style:style style:name="ro1" style:family="table-row">
      <style:table-row-properties style:row-height="0.703cm" style:use-optimal-row-height="false"/>
    </style:style>
    <style:style style:name="ro2" style:family="table-row">
      <style:table-row-properties style:row-height="0.675cm" style:use-optimal-row-height="false"/>
    </style:style>
    <style:style style:name="ce1" style:family="table-cell">
      <style:paragraph-properties fo:text-align="center" fo:border="none"/>
      <style:text-properties fo:font-size="12pt"/>
    </style:style>
    <style:style style:name="ce2" style:family="table-cell">
      <style:paragraph-properties fo:text-align="center" fo:border="0.28pt solid #000000"/>
      <style:text-properties fo:font-size="12pt"/>
    </style:style>
    <style:style style:name="ce3" style:family="table-cell">
      <style:paragraph-properties fo:text-align="center" fo:border-left="0.28pt solid #000000" fo:border-right="0.28pt solid #000000" fo:border-top="none" fo:border-bottom="0.28pt solid #000000"/>
      <style:text-properties fo:font-size="12pt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2a6099" loext:opacity="100%"/>
    </style:style>
    <style:style style:name="P5" style:family="paragraph">
      <loext:graphic-properties draw:fill="none" draw:fill-color="#ffffff"/>
      <style:text-properties fo:color="#2a6099" loext:opacity="100%"/>
    </style:style>
    <style:style style:name="P6" style:family="paragraph">
      <style:paragraph-properties fo:text-align="center"/>
      <style:text-properties fo:color="#2a6099" loext:opacity="100%"/>
    </style:style>
    <style:style style:name="P7" style:family="paragraph">
      <loext:graphic-properties draw:fill="none" draw:fill-color="#ffffff"/>
      <style:paragraph-properties fo:text-align="center"/>
      <style:text-properties fo:color="#2a6099" loext:opacity="100%"/>
    </style:style>
    <style:style style:name="P8" style:family="paragraph">
      <loext:graphic-properties draw:fill="none" draw:fill-color="#ffffff"/>
    </style:style>
    <style:style style:name="T1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4.433cm" svg:height="2.052cm" svg:x="9.67cm" svg:y="11.1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num_client</text:p>
              </table:table-cell>
              <table:table-cell>
                <text:p text:style-name="P1">nom</text:p>
              </table:table-cell>
              <table:table-cell>
                <text:p text:style-name="P1">adresse</text:p>
              </table:table-cell>
              <table:table-cell>
                <text:p text:style-name="P1">ville</text:p>
              </table:table-cell>
            </table:table-row>
            <table:table-row table:style-name="ro2" table:default-cell-style-name="ce2">
              <table:table-cell>
                <text:p text:style-name="P1">1</text:p>
              </table:table-cell>
              <table:table-cell>
                <text:p text:style-name="P1">Radis Radieux</text:p>
              </table:table-cell>
              <table:table-cell>
                <text:p text:style-name="P1">3 rue du charisme</text:p>
              </table:table-cell>
              <table:table-cell>
                <text:p text:style-name="P1">Tarbes</text:p>
              </table:table-cell>
            </table:table-row>
            <table:table-row table:style-name="ro2" table:default-cell-style-name="ce3">
              <table:table-cell>
                <text:p text:style-name="P1">2</text:p>
              </table:table-cell>
              <table:table-cell>
                <text:p text:style-name="P1">Navet naviguant</text:p>
              </table:table-cell>
              <table:table-cell>
                <text:p text:style-name="P1">5 rue des moches</text:p>
              </table:table-cell>
              <table:table-cell>
                <text:p text:style-name="P1">Chartre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7.412cm" svg:height="2.727cm" svg:x="3.106cm" svg:y="6.31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">num_prod</text:p>
              </table:table-cell>
              <table:table-cell>
                <text:p text:style-name="P1">nom</text:p>
              </table:table-cell>
              <table:table-cell>
                <text:p text:style-name="P1">prix</text:p>
              </table:table-cell>
              <table:table-cell>
                <text:p text:style-name="P1">poids</text:p>
              </table:table-cell>
            </table:table-row>
            <table:table-row table:style-name="ro2" table:default-cell-style-name="ce2">
              <table:table-cell>
                <text:p text:style-name="P1">1</text:p>
              </table:table-cell>
              <table:table-cell>
                <text:p text:style-name="P1">patate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2" table:default-cell-style-name="ce3">
              <table:table-cell>
                <text:p text:style-name="P1">2</text:p>
              </table:table-cell>
              <table:table-cell>
                <text:p text:style-name="P1">canard</text:p>
              </table:table-cell>
              <table:table-cell>
                <text:p text:style-name="P1">8</text:p>
              </table:table-cell>
              <table:table-cell>
                <text:p text:style-name="P1">0,4</text:p>
              </table:table-cell>
            </table:table-row>
            <table:table-row table:style-name="ro2" table:default-cell-style-name="ce2">
              <table:table-cell>
                <text:p text:style-name="P1">3</text:p>
              </table:table-cell>
              <table:table-cell>
                <text:p text:style-name="P1">haricots</text:p>
              </table:table-cell>
              <table:table-cell>
                <text:p text:style-name="P1">4</text:p>
              </table:table-cell>
              <table:table-cell>
                <text:p text:style-name="P1">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layer="layout" svg:width="6.485cm" svg:height="2.727cm" svg:x="14.693cm" svg:y="6.24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1">num_prod</text:p>
              </table:table-cell>
              <table:table-cell>
                <text:p text:style-name="P1">num_client</text:p>
              </table:table-cell>
              <table:table-cell>
                <text:p text:style-name="P1">quantité</text:p>
              </table:table-cell>
            </table:table-row>
            <table:table-row table:style-name="ro2" table:default-cell-style-name="ce2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3</text:p>
              </table:table-cell>
            </table:table-row>
            <table:table-row table:style-name="ro2" table:default-cell-style-name="ce3"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150</text:p>
              </table:table-cell>
            </table:table-row>
            <table:table-row table:style-name="ro2" table:default-cell-style-name="ce2">
              <table:table-cell>
                <text:p text:style-name="P1">3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" draw:text-style-name="P2" draw:layer="layout" svg:width="0.6cm" svg:height="0.6cm" svg:x="17.875cm" svg:y="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7.875cm" svg:y="6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7.875cm" svg:y="8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8.095cm" svg:height="2.312cm" draw:transform="skewX (-0.266686309704734) rotate (-2.84785374047915) translate (19.0744579258191cm 9.48087253334901cm)" svg:viewBox="0 0 8096 2313" svg:d="M0 2313c4945 0 8085-2294 8085-2294l11-19">
          <text:p/>
        </draw:path>
        <draw:path draw:style-name="gr4" draw:text-style-name="P3" draw:layer="layout" svg:width="7.708cm" svg:height="1.193cm" draw:transform="rotate (-2.66459416901974) translate (18.3232339855259cm 9.13582067952162cm)" svg:viewBox="0 0 7709 1194" svg:d="M0 1194c4193 0 7709-1194 7709-1194">
          <text:p/>
        </draw:path>
        <draw:frame draw:style-name="gr5" draw:text-style-name="P5" draw:layer="layout" svg:width="3.1cm" svg:height="0.725cm" svg:x="14.25cm" svg:y="10.05cm">
          <draw:text-box>
            <text:p text:style-name="P4">clé étrangère</text:p>
          </draw:text-box>
        </draw:frame>
        <draw:custom-shape draw:style-name="gr6" draw:text-style-name="P2" draw:layer="layout" svg:width="0.6cm" svg:height="2.05cm" svg:x="3.87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4.075cm" svg:y1="9.25cm" svg:x2="3.6cm" svg:y2="10.4cm">
          <text:p/>
        </draw:line>
        <draw:frame draw:style-name="gr8" draw:text-style-name="P5" draw:layer="layout" svg:width="5.05cm" svg:height="0.725cm" svg:x="2.825cm" svg:y="10.35cm">
          <draw:text-box>
            <text:p text:style-name="P4"><text:span text:style-name="T1">Clé primaire → unique</text:span></text:p>
          </draw:text-box>
        </draw:frame>
        <draw:line draw:style-name="gr9" draw:text-style-name="P2" draw:layer="layout" svg:x1="14.65cm" svg:y1="6.9cm" svg:x2="13.675cm" svg:y2="5.9cm">
          <text:p/>
        </draw:line>
        <draw:frame draw:style-name="gr10" draw:text-style-name="P5" draw:layer="layout" svg:width="1.7cm" svg:height="0.725cm" svg:x="12.55cm" svg:y="5.25cm">
          <draw:text-box>
            <text:p text:style-name="P4"><text:span text:style-name="T1">table</text:span></text:p>
          </draw:text-box>
        </draw:frame>
        <draw:line draw:style-name="gr11" draw:text-style-name="P2" draw:layer="layout" svg:x1="22.575cm" svg:y1="10.875cm" svg:x2="22.775cm" svg:y2="9.8cm">
          <text:p/>
        </draw:line>
        <draw:frame draw:style-name="gr12" draw:text-style-name="P5" draw:layer="layout" svg:width="2.025cm" svg:height="0.75cm" svg:x="21.775cm" svg:y="8.975cm">
          <draw:text-box>
            <text:p text:style-name="P4"><text:span text:style-name="T1">attributs</text:span></text:p>
          </draw:text-box>
        </draw:frame>
        <draw:custom-shape draw:style-name="gr13" draw:text-style-name="P2" draw:layer="layout" svg:width="0.875cm" svg:height="2cm" svg:x="19.875cm" svg:y="6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20.825cm" svg:y1="7.45cm" svg:x2="21.475cm" svg:y2="6.025cm">
          <text:p/>
        </draw:line>
        <draw:frame draw:style-name="gr15" draw:text-style-name="P7" draw:layer="layout" svg:width="5.475cm" svg:height="1.199cm" svg:x="19.15cm" svg:y="4.976cm">
          <draw:text-box>
            <text:p text:style-name="P6"><text:span text:style-name="T1">que des entiers</text:span></text:p>
            <text:p text:style-name="P6"><text:span text:style-name="T1">→ </text:span><text:span text:style-name="T1">contrainte de domaine</text:span></text:p>
          </draw:text-box>
        </draw:frame>
        <draw:line draw:style-name="gr16" draw:text-style-name="P2" draw:layer="layout" svg:x1="10.6cm" svg:y1="7.35cm" svg:x2="11.825cm" svg:y2="7.55cm">
          <text:p/>
        </draw:line>
        <draw:frame draw:style-name="gr8" draw:text-style-name="P5" draw:layer="layout" svg:width="2.425cm" svg:height="1.199cm" svg:x="11.8cm" svg:y="7.351cm">
          <draw:text-box>
            <text:p text:style-name="P4"><text:span text:style-name="T1">ligne ou</text:span></text:p>
            <text:p text:style-name="P4"><text:span text:style-name="T1">entrée</text:span></text:p>
          </draw:text-box>
        </draw:frame>
        <draw:frame draw:style-name="gr5" draw:text-style-name="P8" draw:layer="layout" svg:width="5.2cm" svg:height="0.725cm" svg:x="5.075cm" svg:y="9.1cm">
          <draw:text-box>
            <text:p>Table produit</text:p>
          </draw:text-box>
        </draw:frame>
        <draw:frame draw:style-name="gr10" draw:text-style-name="P8" draw:layer="layout" svg:width="4.6cm" svg:height="0.725cm" svg:x="14.95cm" svg:y="13.3cm">
          <draw:text-box>
            <text:p>Table commandes</text:p>
          </draw:text-box>
        </draw:frame>
        <draw:frame draw:style-name="gr17" draw:text-style-name="P8" draw:layer="layout" svg:width="5.15cm" svg:height="0.725cm" svg:x="16.55cm" svg:y="9.125cm">
          <draw:text-box>
            <text:p>Table clients</text:p>
          </draw:text-box>
        </draw:frame>
        <draw:path draw:style-name="gr18" draw:text-style-name="P3" draw:layer="layout" svg:width="7.115cm" svg:height="1.213cm" draw:transform="rotate (-2.8003807848249) translate (18.2061122928573cm 9.74365299904623cm)" svg:viewBox="0 0 7116 1214" svg:d="M0 1214c3661 0 7108-1190 7108-1190l8-24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09:13:51.659698950</meta:creation-date>
    <meta:generator>LibreOffice/24.2.6.2$Linux_X86_64 LibreOffice_project/420$Build-2</meta:generator>
    <dc:date>2024-11-29T07:02:39.650409252</dc:date>
    <meta:editing-duration>PT31M33S</meta:editing-duration>
    <meta:editing-cycles>2</meta:editing-cycles>
    <meta:document-statistic meta:object-count="25"/>
  </office:meta>
</office:document-meta>
</file>